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>
            <text:p>tipo</text:p>
          </table:table-cell>
          <table:table-cell office:value-type="string">
            <text:p>rol</text:p>
          </table:table-cell>
          <table:table-cell table:style-name="ce1" office:value-type="string">
            <text:p>empleado</text:p>
          </table:table-cell>
          <table:table-cell office:value-type="string">
            <text:p>razon</text:p>
          </table:table-cell>
          <table:table-cell table:style-name="ce1" office:value-type="string">
            <text:p>monto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30">
            <text:p>5030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83">
            <text:p>538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89">
            <text:p>4889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47">
            <text:p>5347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797">
            <text:p>4797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761">
            <text:p>476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973">
            <text:p>497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78">
            <text:p>5078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771">
            <text:p>477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36">
            <text:p>543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1940">
            <text:p>1940</text:p>
          </table:table-cell>
          <table:table-cell office:value-type="string">
            <text:p>Charge Back</text:p>
          </table:table-cell>
          <table:table-cell office:value-type="float" office:value="1250">
            <text:p>125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82">
            <text:p>4882</text:p>
          </table:table-cell>
          <table:table-cell office:value-type="string">
            <text:p>Charge Back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02">
            <text:p>5102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87">
            <text:p>5287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22">
            <text:p>5022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723">
            <text:p>472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62">
            <text:p>5362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52">
            <text:p>5352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25">
            <text:p>5425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12">
            <text:p>5412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28">
            <text:p>5428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63">
            <text:p>516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27">
            <text:p>5227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15">
            <text:p>5015</text:p>
          </table:table-cell>
          <table:table-cell office:value-type="string">
            <text:p>Charge Back</text:p>
          </table:table-cell>
          <table:table-cell office:value-type="float" office:value="83.945">
            <text:p>83.945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40">
            <text:p>5040</text:p>
          </table:table-cell>
          <table:table-cell office:value-type="string">
            <text:p>Charge Back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35">
            <text:p>5335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994">
            <text:p>4994</text:p>
          </table:table-cell>
          <table:table-cell office:value-type="string">
            <text:p>Charge Back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2043">
            <text:p>204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59">
            <text:p>4859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56">
            <text:p>45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22">
            <text:p>5422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690">
            <text:p>3690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112">
            <text:p>4112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128">
            <text:p>4128</text:p>
          </table:table-cell>
          <table:table-cell office:value-type="string">
            <text:p>Charge Back</text:p>
          </table:table-cell>
          <table:table-cell office:value-type="float" office:value="1250">
            <text:p>125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98">
            <text:p>5198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21">
            <text:p>5021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18">
            <text:p>5418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980">
            <text:p>4980</text:p>
          </table:table-cell>
          <table:table-cell office:value-type="string">
            <text:p>Charge Back</text:p>
          </table:table-cell>
          <table:table-cell office:value-type="float" office:value="121.47">
            <text:p>121.47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82">
            <text:p>5382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37">
            <text:p>5337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952">
            <text:p>4952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92">
            <text:p>5092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52">
            <text:p>5252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61">
            <text:p>526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27">
            <text:p>5327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04">
            <text:p>4804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43">
            <text:p>524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35">
            <text:p>4835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585">
            <text:p>4585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84">
            <text:p>5084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65">
            <text:p>5065</text:p>
          </table:table-cell>
          <table:table-cell office:value-type="string">
            <text:p>Charge Back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07">
            <text:p>5107</text:p>
          </table:table-cell>
          <table:table-cell office:value-type="string">
            <text:p>Charge Back</text:p>
          </table:table-cell>
          <table:table-cell office:value-type="float" office:value="426.91">
            <text:p>426.91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1813">
            <text:p>181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87">
            <text:p>4887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2101">
            <text:p>2101</text:p>
          </table:table-cell>
          <table:table-cell office:value-type="string">
            <text:p>Charge Back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56">
            <text:p>5156</text:p>
          </table:table-cell>
          <table:table-cell office:value-type="string">
            <text:p>Charge Back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82">
            <text:p>5282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06">
            <text:p>4806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93">
            <text:p>539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2825">
            <text:p>2825</text:p>
          </table:table-cell>
          <table:table-cell office:value-type="string">
            <text:p>Charge Back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2212">
            <text:p>2212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18">
            <text:p>5318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1757">
            <text:p>1757</text:p>
          </table:table-cell>
          <table:table-cell office:value-type="string">
            <text:p>Charge Back</text:p>
          </table:table-cell>
          <table:table-cell office:value-type="float" office:value="1250">
            <text:p>125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64">
            <text:p>464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96">
            <text:p>489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98">
            <text:p>5298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55">
            <text:p>5155</text:p>
          </table:table-cell>
          <table:table-cell office:value-type="string">
            <text:p>Charge Back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42">
            <text:p>5242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07">
            <text:p>5407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801">
            <text:p>380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05">
            <text:p>5205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08">
            <text:p>5308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06">
            <text:p>5006</text:p>
          </table:table-cell>
          <table:table-cell office:value-type="string">
            <text:p>Charge Back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698">
            <text:p>4698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804">
            <text:p>3804</text:p>
          </table:table-cell>
          <table:table-cell office:value-type="string">
            <text:p>Charge Back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42">
            <text:p>5042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71">
            <text:p>517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06">
            <text:p>480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32">
            <text:p>5332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04">
            <text:p>4804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08">
            <text:p>5308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75">
            <text:p>5375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089">
            <text:p>3089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35">
            <text:p>4835</text:p>
          </table:table-cell>
          <table:table-cell office:value-type="string">
            <text:p>Charge Back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08">
            <text:p>5408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977">
            <text:p>4977</text:p>
          </table:table-cell>
          <table:table-cell office:value-type="string">
            <text:p>Charge Back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1393">
            <text:p>139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23">
            <text:p>532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84">
            <text:p>5084</text:p>
          </table:table-cell>
          <table:table-cell office:value-type="string">
            <text:p>Charge Back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976">
            <text:p>4976</text:p>
          </table:table-cell>
          <table:table-cell office:value-type="string">
            <text:p>Charge Back</text:p>
          </table:table-cell>
          <table:table-cell office:value-type="float" office:value="64.45">
            <text:p>64.45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585">
            <text:p>4585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436">
            <text:p>3436</text:p>
          </table:table-cell>
          <table:table-cell office:value-type="string">
            <text:p>Charge Back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04">
            <text:p>5104</text:p>
          </table:table-cell>
          <table:table-cell office:value-type="string">
            <text:p>Charge Back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367">
            <text:p>4367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22">
            <text:p>5222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1057">
            <text:p>1057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1374">
            <text:p>1374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595">
            <text:p>4595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973">
            <text:p>973</text:p>
          </table:table-cell>
          <table:table-cell office:value-type="string">
            <text:p>Charge Back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2664">
            <text:p>2664</text:p>
          </table:table-cell>
          <table:table-cell office:value-type="string">
            <text:p>Charge Back</text:p>
          </table:table-cell>
          <table:table-cell office:value-type="float" office:value="597.33">
            <text:p>597.33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66">
            <text:p>526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1556">
            <text:p>155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31">
            <text:p>513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683">
            <text:p>4683</text:p>
          </table:table-cell>
          <table:table-cell office:value-type="string">
            <text:p>Charge Back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707">
            <text:p>4707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14">
            <text:p>5214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970">
            <text:p>4970</text:p>
          </table:table-cell>
          <table:table-cell office:value-type="string">
            <text:p>Charge Back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2994">
            <text:p>2994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27">
            <text:p>5027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557">
            <text:p>4557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153">
            <text:p>4153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06">
            <text:p>520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621">
            <text:p>362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04">
            <text:p>5404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99">
            <text:p>5399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86">
            <text:p>538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97">
            <text:p>5397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90">
            <text:p>5190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55">
            <text:p>5255</text:p>
          </table:table-cell>
          <table:table-cell office:value-type="string">
            <text:p>Charge Back</text:p>
          </table:table-cell>
          <table:table-cell office:value-type="float" office:value="181.8">
            <text:p>181.8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16">
            <text:p>541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11">
            <text:p>541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931">
            <text:p>3931</text:p>
          </table:table-cell>
          <table:table-cell office:value-type="string">
            <text:p>Charge Back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81">
            <text:p>538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599">
            <text:p>4599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07">
            <text:p>5307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29">
            <text:p>4829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596">
            <text:p>4596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27">
            <text:p>5427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564">
            <text:p>4564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354">
            <text:p>4354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044">
            <text:p>4044</text:p>
          </table:table-cell>
          <table:table-cell office:value-type="string">
            <text:p>Charge Back</text:p>
          </table:table-cell>
          <table:table-cell office:value-type="float" office:value="1250">
            <text:p>125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46">
            <text:p>524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63">
            <text:p>536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213">
            <text:p>4213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2720">
            <text:p>2720</text:p>
          </table:table-cell>
          <table:table-cell office:value-type="string">
            <text:p>Charge Back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30">
            <text:p>5330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47">
            <text:p>5147</text:p>
          </table:table-cell>
          <table:table-cell office:value-type="string">
            <text:p>Charge Back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49">
            <text:p>5249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95">
            <text:p>4895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1888">
            <text:p>1888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81">
            <text:p>528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03">
            <text:p>500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07">
            <text:p>4807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26">
            <text:p>522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61">
            <text:p>536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627">
            <text:p>4627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51">
            <text:p>525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10">
            <text:p>5110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26">
            <text:p>532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43">
            <text:p>514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770">
            <text:p>4770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519">
            <text:p>3519</text:p>
          </table:table-cell>
          <table:table-cell office:value-type="string">
            <text:p>Charge Back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99">
            <text:p>5099</text:p>
          </table:table-cell>
          <table:table-cell office:value-type="string">
            <text:p>Charge Back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99">
            <text:p>5299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760">
            <text:p>3760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91">
            <text:p>519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51">
            <text:p>535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965">
            <text:p>4965</text:p>
          </table:table-cell>
          <table:table-cell office:value-type="string">
            <text:p>Charge Back</text:p>
          </table:table-cell>
          <table:table-cell office:value-type="float" office:value="180.325">
            <text:p>180.325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282">
            <text:p>4282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39">
            <text:p>5139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65">
            <text:p>5165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296">
            <text:p>329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05">
            <text:p>5105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14">
            <text:p>5114</text:p>
          </table:table-cell>
          <table:table-cell office:value-type="string">
            <text:p>Charge Back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05">
            <text:p>5405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844">
            <text:p>3844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605">
            <text:p>4605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50">
            <text:p>5350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378">
            <text:p>4378</text:p>
          </table:table-cell>
          <table:table-cell office:value-type="string">
            <text:p>Charge Back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10">
            <text:p>5410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75">
            <text:p>5275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907">
            <text:p>4907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91">
            <text:p>49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759">
            <text:p>3759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96">
            <text:p>519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91">
            <text:p>5191</text:p>
          </table:table-cell>
          <table:table-cell office:value-type="string">
            <text:p>Charge Back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2510">
            <text:p>2510</text:p>
          </table:table-cell>
          <table:table-cell office:value-type="string">
            <text:p>Charge Back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18">
            <text:p>4818</text:p>
          </table:table-cell>
          <table:table-cell office:value-type="string">
            <text:p>Charge Back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25">
            <text:p>5325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40">
            <text:p>5340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07">
            <text:p>5207</text:p>
          </table:table-cell>
          <table:table-cell office:value-type="string">
            <text:p>Charge Back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16">
            <text:p>531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94">
            <text:p>5394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89">
            <text:p>5389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32">
            <text:p>5432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00">
            <text:p>5000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24">
            <text:p>5424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754">
            <text:p>4754</text:p>
          </table:table-cell>
          <table:table-cell office:value-type="string">
            <text:p>Charge Back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21">
            <text:p>532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37">
            <text:p>5337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38">
            <text:p>5338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607">
            <text:p>3607</text:p>
          </table:table-cell>
          <table:table-cell office:value-type="string">
            <text:p>Charge Back</text:p>
          </table:table-cell>
          <table:table-cell office:value-type="float" office:value="97.34">
            <text:p>97.34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88">
            <text:p>5388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48">
            <text:p>5348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219">
            <text:p>4219</text:p>
          </table:table-cell>
          <table:table-cell office:value-type="string">
            <text:p>Charge Back</text:p>
          </table:table-cell>
          <table:table-cell office:value-type="float" office:value="1250">
            <text:p>125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507">
            <text:p>3507</text:p>
          </table:table-cell>
          <table:table-cell office:value-type="string">
            <text:p>Charge Back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533">
            <text:p>4533</text:p>
          </table:table-cell>
          <table:table-cell office:value-type="string">
            <text:p>Charge Back</text:p>
          </table:table-cell>
          <table:table-cell office:value-type="float" office:value="1250">
            <text:p>125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2140">
            <text:p>2140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23">
            <text:p>542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86">
            <text:p>488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187">
            <text:p>3187</text:p>
          </table:table-cell>
          <table:table-cell office:value-type="string">
            <text:p>Charge Back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64">
            <text:p>5064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64">
            <text:p>5264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98">
            <text:p>5398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409">
            <text:p>3409</text:p>
          </table:table-cell>
          <table:table-cell office:value-type="string">
            <text:p>Charge Back</text:p>
          </table:table-cell>
          <table:table-cell office:value-type="float" office:value="1250">
            <text:p>125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565">
            <text:p>4565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69">
            <text:p>5369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46">
            <text:p>5146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76">
            <text:p>527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79">
            <text:p>5079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18">
            <text:p>5118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97">
            <text:p>4897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15">
            <text:p>5115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13">
            <text:p>541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11">
            <text:p>5211</text:p>
          </table:table-cell>
          <table:table-cell office:value-type="string">
            <text:p>Charge Back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764">
            <text:p>4764</text:p>
          </table:table-cell>
          <table:table-cell office:value-type="string">
            <text:p>Charge Back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60">
            <text:p>5260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30">
            <text:p>5030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83">
            <text:p>5383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89">
            <text:p>4889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47">
            <text:p>534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797">
            <text:p>479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761">
            <text:p>4761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973">
            <text:p>4973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78">
            <text:p>5078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771">
            <text:p>4771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36">
            <text:p>543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1940">
            <text:p>1940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82">
            <text:p>4882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02">
            <text:p>5102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87">
            <text:p>528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22">
            <text:p>5022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723">
            <text:p>4723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62">
            <text:p>5362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52">
            <text:p>5352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25">
            <text:p>5425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12">
            <text:p>5412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28">
            <text:p>5428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63">
            <text:p>5163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27">
            <text:p>522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15">
            <text:p>5015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40">
            <text:p>5040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35">
            <text:p>5335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994">
            <text:p>499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2043">
            <text:p>2043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59">
            <text:p>4859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56">
            <text:p>45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22">
            <text:p>5422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690">
            <text:p>3690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112">
            <text:p>4112</text:p>
          </table:table-cell>
          <table:table-cell office:value-type="string">
            <text:p>Descuento por apoyo con TMK/Supe Emp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128">
            <text:p>4128</text:p>
          </table:table-cell>
          <table:table-cell office:value-type="string">
            <text:p>Descuento por apoyo con TMK/Supe Emp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98">
            <text:p>5198</text:p>
          </table:table-cell>
          <table:table-cell office:value-type="string">
            <text:p>Descuento por apoyo con TMK/Supe Emp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21">
            <text:p>5021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18">
            <text:p>5418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980">
            <text:p>4980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82">
            <text:p>5382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37">
            <text:p>533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952">
            <text:p>4952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92">
            <text:p>5092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52">
            <text:p>5252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61">
            <text:p>5261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27">
            <text:p>532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04">
            <text:p>480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43">
            <text:p>5243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35">
            <text:p>4835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585">
            <text:p>4585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84">
            <text:p>508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65">
            <text:p>5065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07">
            <text:p>510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1813">
            <text:p>1813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87">
            <text:p>488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2101">
            <text:p>2101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56">
            <text:p>515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82">
            <text:p>5282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06">
            <text:p>480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93">
            <text:p>5393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2825">
            <text:p>2825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2212">
            <text:p>2212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18">
            <text:p>5318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1757">
            <text:p>175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64">
            <text:p>46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96">
            <text:p>489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98">
            <text:p>5298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55">
            <text:p>5155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42">
            <text:p>5242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07">
            <text:p>540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801">
            <text:p>3801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05">
            <text:p>5205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08">
            <text:p>5308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06">
            <text:p>500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698">
            <text:p>4698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804">
            <text:p>380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42">
            <text:p>5042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71">
            <text:p>5171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06">
            <text:p>480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32">
            <text:p>5332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04">
            <text:p>480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08">
            <text:p>5308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75">
            <text:p>5375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089">
            <text:p>3089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35">
            <text:p>4835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08">
            <text:p>5408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977">
            <text:p>497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1393">
            <text:p>1393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23">
            <text:p>5323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84">
            <text:p>508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976">
            <text:p>497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585">
            <text:p>4585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436">
            <text:p>343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04">
            <text:p>510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367">
            <text:p>436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22">
            <text:p>5222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1057">
            <text:p>105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1374">
            <text:p>137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595">
            <text:p>4595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973">
            <text:p>973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2664">
            <text:p>266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66">
            <text:p>526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1556">
            <text:p>155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31">
            <text:p>5131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683">
            <text:p>4683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707">
            <text:p>470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14">
            <text:p>521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970">
            <text:p>4970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2994">
            <text:p>299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27">
            <text:p>502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557">
            <text:p>455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153">
            <text:p>4153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06">
            <text:p>5206</text:p>
          </table:table-cell>
          <table:table-cell office:value-type="string">
            <text:p>Descuento por apoyo con TMK/Supe Emp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621">
            <text:p>3621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04">
            <text:p>540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99">
            <text:p>5399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86">
            <text:p>538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97">
            <text:p>539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90">
            <text:p>5190</text:p>
          </table:table-cell>
          <table:table-cell office:value-type="string">
            <text:p>Descuento por apoyo con TMK/Supe Emp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55">
            <text:p>5255</text:p>
          </table:table-cell>
          <table:table-cell office:value-type="string">
            <text:p>Descuento por apoyo con TMK/Supe Emp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16">
            <text:p>541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11">
            <text:p>5411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931">
            <text:p>3931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81">
            <text:p>5381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599">
            <text:p>4599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07">
            <text:p>530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29">
            <text:p>4829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596">
            <text:p>459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27">
            <text:p>542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564">
            <text:p>456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354">
            <text:p>435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044">
            <text:p>404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46">
            <text:p>524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63">
            <text:p>5363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213">
            <text:p>4213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2720">
            <text:p>2720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30">
            <text:p>5330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47">
            <text:p>514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49">
            <text:p>5249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95">
            <text:p>4895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1888">
            <text:p>1888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81">
            <text:p>5281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03">
            <text:p>5003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07">
            <text:p>480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26">
            <text:p>522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61">
            <text:p>5361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627">
            <text:p>462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51">
            <text:p>5251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10">
            <text:p>5110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26">
            <text:p>532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43">
            <text:p>5143</text:p>
          </table:table-cell>
          <table:table-cell office:value-type="string">
            <text:p>Descuento por apoyo con TMK/Supe Emp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770">
            <text:p>4770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519">
            <text:p>3519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99">
            <text:p>5099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99">
            <text:p>5299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760">
            <text:p>3760</text:p>
          </table:table-cell>
          <table:table-cell office:value-type="string">
            <text:p>Descuento por apoyo con TMK/Supe Emp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91">
            <text:p>5191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51">
            <text:p>5351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965">
            <text:p>4965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282">
            <text:p>4282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39">
            <text:p>5139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65">
            <text:p>5165</text:p>
          </table:table-cell>
          <table:table-cell office:value-type="string">
            <text:p>Descuento por apoyo con TMK/Supe Emp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296">
            <text:p>329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05">
            <text:p>5105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14">
            <text:p>511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05">
            <text:p>5405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844">
            <text:p>384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605">
            <text:p>4605</text:p>
          </table:table-cell>
          <table:table-cell office:value-type="string">
            <text:p>Descuento por apoyo con TMK/Supe Emp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50">
            <text:p>5350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378">
            <text:p>4378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10">
            <text:p>5410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75">
            <text:p>5275</text:p>
          </table:table-cell>
          <table:table-cell office:value-type="string">
            <text:p>Descuento por apoyo con TMK/Supe Emp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907">
            <text:p>4907</text:p>
          </table:table-cell>
          <table:table-cell office:value-type="string">
            <text:p>Descuento por apoyo con TMK/Supe Emp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91">
            <text:p>491</text:p>
          </table:table-cell>
          <table:table-cell office:value-type="string">
            <text:p>Descuento por apoyo con TMK/Supe Emp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759">
            <text:p>3759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96">
            <text:p>519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91">
            <text:p>5191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2510">
            <text:p>2510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18">
            <text:p>4818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25">
            <text:p>5325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40">
            <text:p>5340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07">
            <text:p>520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16">
            <text:p>531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94">
            <text:p>539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89">
            <text:p>5389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32">
            <text:p>5432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00">
            <text:p>5000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24">
            <text:p>542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754">
            <text:p>475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21">
            <text:p>5321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37">
            <text:p>533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38">
            <text:p>5338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607">
            <text:p>360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88">
            <text:p>5388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48">
            <text:p>5348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219">
            <text:p>4219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507">
            <text:p>350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533">
            <text:p>4533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2140">
            <text:p>2140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23">
            <text:p>5423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86">
            <text:p>488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187">
            <text:p>318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64">
            <text:p>506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64">
            <text:p>526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98">
            <text:p>5398</text:p>
          </table:table-cell>
          <table:table-cell office:value-type="string">
            <text:p>Descuento por apoyo con TMK/Supe Emp</text:p>
          </table:table-cell>
          <table:table-cell office:value-type="float" office:value="47.065">
            <text:p>47.065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3409">
            <text:p>3409</text:p>
          </table:table-cell>
          <table:table-cell office:value-type="string">
            <text:p>Descuento por apoyo con TMK/Supe Emp</text:p>
          </table:table-cell>
          <table:table-cell office:value-type="float" office:value="68.69">
            <text:p>68.69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565">
            <text:p>4565</text:p>
          </table:table-cell>
          <table:table-cell office:value-type="string">
            <text:p>Descuento por apoyo con TMK/Supe Emp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369">
            <text:p>5369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46">
            <text:p>514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76">
            <text:p>5276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079">
            <text:p>5079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18">
            <text:p>5118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897">
            <text:p>4897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115">
            <text:p>5115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413">
            <text:p>5413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11">
            <text:p>5211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4764">
            <text:p>4764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EJECUTIVO</text:p>
          </table:table-cell>
          <table:table-cell office:value-type="float" office:value="5260">
            <text:p>5260</text:p>
          </table:table-cell>
          <table:table-cell office:value-type="string">
            <text:p>Descuento por apoyo con TMK/Supe Em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674">
            <text:p>3674</text:p>
          </table:table-cell>
          <table:table-cell office:value-type="string">
            <text:p>Descuento Cancelaciones Portal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279">
            <text:p>3279</text:p>
          </table:table-cell>
          <table:table-cell office:value-type="string">
            <text:p>Descuento Cancelaciones Portal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1389">
            <text:p>1389</text:p>
          </table:table-cell>
          <table:table-cell office:value-type="string">
            <text:p>Descuento Cancelaciones Portal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803">
            <text:p>3803</text:p>
          </table:table-cell>
          <table:table-cell office:value-type="string">
            <text:p>Descuento Cancelaciones Portal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93">
            <text:p>493</text:p>
          </table:table-cell>
          <table:table-cell office:value-type="string">
            <text:p>Descuento Cancelaciones Porta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2043">
            <text:p>2043</text:p>
          </table:table-cell>
          <table:table-cell office:value-type="string">
            <text:p>Descuento Cancelaciones Portal</text:p>
          </table:table-cell>
          <table:table-cell office:value-type="float" office:value="137.5">
            <text:p>137.5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560">
            <text:p>3560</text:p>
          </table:table-cell>
          <table:table-cell office:value-type="string">
            <text:p>Descuento Cancelaciones Portal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259">
            <text:p>4259</text:p>
          </table:table-cell>
          <table:table-cell office:value-type="string">
            <text:p>Descuento Cancelaciones Porta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368">
            <text:p>5368</text:p>
          </table:table-cell>
          <table:table-cell office:value-type="string">
            <text:p>Descuento Cancelaciones Porta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250">
            <text:p>4250</text:p>
          </table:table-cell>
          <table:table-cell office:value-type="string">
            <text:p>Descuento Cancelaciones Porta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1374">
            <text:p>1374</text:p>
          </table:table-cell>
          <table:table-cell office:value-type="string">
            <text:p>Descuento Cancelaciones Portal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364">
            <text:p>3364</text:p>
          </table:table-cell>
          <table:table-cell office:value-type="string">
            <text:p>Descuento Cancelaciones Portal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2342">
            <text:p>2342</text:p>
          </table:table-cell>
          <table:table-cell office:value-type="string">
            <text:p>Descuento Cancelaciones Portal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1813">
            <text:p>1813</text:p>
          </table:table-cell>
          <table:table-cell office:value-type="string">
            <text:p>Descuento Cancelaciones Portal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2101">
            <text:p>2101</text:p>
          </table:table-cell>
          <table:table-cell office:value-type="string">
            <text:p>Descuento Cancelaciones Portal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2702">
            <text:p>2702</text:p>
          </table:table-cell>
          <table:table-cell office:value-type="string">
            <text:p>Descuento Cancelaciones Portal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91">
            <text:p>491</text:p>
          </table:table-cell>
          <table:table-cell office:value-type="string">
            <text:p>Descuento Cancelaciones Portal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1393">
            <text:p>1393</text:p>
          </table:table-cell>
          <table:table-cell office:value-type="string">
            <text:p>Descuento Cancelaciones Porta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223">
            <text:p>4223</text:p>
          </table:table-cell>
          <table:table-cell office:value-type="string">
            <text:p>Descuento Cancelaciones Portal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19">
            <text:p>519</text:p>
          </table:table-cell>
          <table:table-cell office:value-type="string">
            <text:p>Descuento Cancelaciones Portal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459">
            <text:p>4459</text:p>
          </table:table-cell>
          <table:table-cell office:value-type="string">
            <text:p>Descuento Cancelaciones Porta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076">
            <text:p>4076</text:p>
          </table:table-cell>
          <table:table-cell office:value-type="string">
            <text:p>Descuento Cancelaciones Portal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2002">
            <text:p>2002</text:p>
          </table:table-cell>
          <table:table-cell office:value-type="string">
            <text:p>Descuento Cancelaciones Portal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1556">
            <text:p>1556</text:p>
          </table:table-cell>
          <table:table-cell office:value-type="string">
            <text:p>Descuento Cancelaciones Portal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83">
            <text:p>583</text:p>
          </table:table-cell>
          <table:table-cell office:value-type="string">
            <text:p>Descuento Cancelaciones Portal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2766">
            <text:p>2766</text:p>
          </table:table-cell>
          <table:table-cell office:value-type="string">
            <text:p>Descuento Cancelaciones Portal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607">
            <text:p>3607</text:p>
          </table:table-cell>
          <table:table-cell office:value-type="string">
            <text:p>Descuento Cancelaciones Portal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468">
            <text:p>4468</text:p>
          </table:table-cell>
          <table:table-cell office:value-type="string">
            <text:p>Descuento Cancelaciones Porta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760">
            <text:p>3760</text:p>
          </table:table-cell>
          <table:table-cell office:value-type="string">
            <text:p>Descuento Cancelaciones Porta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699">
            <text:p>3699</text:p>
          </table:table-cell>
          <table:table-cell office:value-type="string">
            <text:p>Descuento Cancelaciones Porta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921">
            <text:p>921</text:p>
          </table:table-cell>
          <table:table-cell office:value-type="string">
            <text:p>Descuento Cancelaciones Portal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99">
            <text:p>599</text:p>
          </table:table-cell>
          <table:table-cell office:value-type="string">
            <text:p>Descuento Cancelaciones Porta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333">
            <text:p>3333</text:p>
          </table:table-cell>
          <table:table-cell office:value-type="string">
            <text:p>Descuento Cancelaciones Porta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131">
            <text:p>5131</text:p>
          </table:table-cell>
          <table:table-cell office:value-type="string">
            <text:p>Descuento Cancelaciones Portal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621">
            <text:p>3621</text:p>
          </table:table-cell>
          <table:table-cell office:value-type="string">
            <text:p>Descuento Cancelaciones Portal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93">
            <text:p>493</text:p>
          </table:table-cell>
          <table:table-cell office:value-type="string">
            <text:p>Descuento Cancelaciones Portal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165">
            <text:p>5165</text:p>
          </table:table-cell>
          <table:table-cell office:value-type="string">
            <text:p>Descuento Cancelaciones Porta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931">
            <text:p>3931</text:p>
          </table:table-cell>
          <table:table-cell office:value-type="string">
            <text:p>Descuento Cancelaciones Portal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765">
            <text:p>4765</text:p>
          </table:table-cell>
          <table:table-cell office:value-type="string">
            <text:p>Descuento Cancelaciones Porta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66">
            <text:p>566</text:p>
          </table:table-cell>
          <table:table-cell office:value-type="string">
            <text:p>Descuento Cancelaciones Portal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114">
            <text:p>5114</text:p>
          </table:table-cell>
          <table:table-cell office:value-type="string">
            <text:p>Descuento Cancelaciones Portal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56">
            <text:p>456</text:p>
          </table:table-cell>
          <table:table-cell office:value-type="string">
            <text:p>Descuento Cancelaciones Porta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980">
            <text:p>4980</text:p>
          </table:table-cell>
          <table:table-cell office:value-type="string">
            <text:p>Descuento Cancelaciones Portal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801">
            <text:p>3801</text:p>
          </table:table-cell>
          <table:table-cell office:value-type="string">
            <text:p>Descuento Cancelaciones Porta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772">
            <text:p>3772</text:p>
          </table:table-cell>
          <table:table-cell office:value-type="string">
            <text:p>Descuento Cancelaciones Portal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034">
            <text:p>5034</text:p>
          </table:table-cell>
          <table:table-cell office:value-type="string">
            <text:p>Descuento Cancelaciones Porta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243">
            <text:p>5243</text:p>
          </table:table-cell>
          <table:table-cell office:value-type="string">
            <text:p>Descuento Cancelaciones Porta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295">
            <text:p>3295</text:p>
          </table:table-cell>
          <table:table-cell office:value-type="string">
            <text:p>Descuento Cancelaciones Portal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344">
            <text:p>4344</text:p>
          </table:table-cell>
          <table:table-cell office:value-type="string">
            <text:p>Descuento Cancelaciones Portal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952">
            <text:p>4952</text:p>
          </table:table-cell>
          <table:table-cell office:value-type="string">
            <text:p>Descuento Cancelaciones Porta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661">
            <text:p>4661</text:p>
          </table:table-cell>
          <table:table-cell office:value-type="string">
            <text:p>Descuento Cancelaciones Portal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326">
            <text:p>5326</text:p>
          </table:table-cell>
          <table:table-cell office:value-type="string">
            <text:p>Descuento Cancelaciones Porta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674">
            <text:p>3674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279">
            <text:p>3279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1389">
            <text:p>1389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803">
            <text:p>3803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93">
            <text:p>493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2043">
            <text:p>2043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560">
            <text:p>3560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259">
            <text:p>4259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368">
            <text:p>5368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250">
            <text:p>4250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1374">
            <text:p>1374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364">
            <text:p>3364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2342">
            <text:p>2342</text:p>
          </table:table-cell>
          <table:table-cell office:value-type="string">
            <text:p>Descuencto TMK Coordinador</text:p>
          </table:table-cell>
          <table:table-cell office:value-type="float" office:value="465.6">
            <text:p>465.6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1813">
            <text:p>1813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2101">
            <text:p>2101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2702">
            <text:p>2702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91">
            <text:p>491</text:p>
          </table:table-cell>
          <table:table-cell office:value-type="string">
            <text:p>Descuencto TMK Coordinador</text:p>
          </table:table-cell>
          <table:table-cell office:value-type="float" office:value="1215.33">
            <text:p>1215.33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1393">
            <text:p>1393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223">
            <text:p>4223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19">
            <text:p>519</text:p>
          </table:table-cell>
          <table:table-cell office:value-type="string">
            <text:p>Descuencto TMK Coordinador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459">
            <text:p>4459</text:p>
          </table:table-cell>
          <table:table-cell office:value-type="string">
            <text:p>Descuencto TMK Coordinador</text:p>
          </table:table-cell>
          <table:table-cell office:value-type="float" office:value="131.66">
            <text:p>131.66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076">
            <text:p>4076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2002">
            <text:p>2002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1556">
            <text:p>1556</text:p>
          </table:table-cell>
          <table:table-cell office:value-type="string">
            <text:p>Descuencto TMK Coordinador</text:p>
          </table:table-cell>
          <table:table-cell office:value-type="float" office:value="30.32">
            <text:p>30.32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83">
            <text:p>583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2766">
            <text:p>2766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607">
            <text:p>3607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468">
            <text:p>4468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760">
            <text:p>3760</text:p>
          </table:table-cell>
          <table:table-cell office:value-type="string">
            <text:p>Descuencto TMK Coordinador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699">
            <text:p>3699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921">
            <text:p>921</text:p>
          </table:table-cell>
          <table:table-cell office:value-type="string">
            <text:p>Descuencto TMK Coordinador</text:p>
          </table:table-cell>
          <table:table-cell office:value-type="float" office:value="63.4">
            <text:p>63.4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99">
            <text:p>599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333">
            <text:p>3333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131">
            <text:p>5131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621">
            <text:p>3621</text:p>
          </table:table-cell>
          <table:table-cell office:value-type="string">
            <text:p>Descuencto TMK Coordinador</text:p>
          </table:table-cell>
          <table:table-cell office:value-type="float" office:value="17.86">
            <text:p>17.86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93">
            <text:p>493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165">
            <text:p>5165</text:p>
          </table:table-cell>
          <table:table-cell office:value-type="string">
            <text:p>Descuencto TMK Coordinador</text:p>
          </table:table-cell>
          <table:table-cell office:value-type="float" office:value="90.13">
            <text:p>90.13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931">
            <text:p>3931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765">
            <text:p>4765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66">
            <text:p>566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114">
            <text:p>5114</text:p>
          </table:table-cell>
          <table:table-cell office:value-type="string">
            <text:p>Descuencto TMK Coordinador</text:p>
          </table:table-cell>
          <table:table-cell office:value-type="float" office:value="14.77">
            <text:p>14.77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56">
            <text:p>456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980">
            <text:p>4980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801">
            <text:p>3801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772">
            <text:p>3772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034">
            <text:p>5034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243">
            <text:p>5243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295">
            <text:p>3295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344">
            <text:p>4344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952">
            <text:p>4952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661">
            <text:p>4661</text:p>
          </table:table-cell>
          <table:table-cell office:value-type="string">
            <text:p>Descuencto TMK Coordinador</text:p>
          </table:table-cell>
          <table:table-cell office:value-type="float" office:value="220.39">
            <text:p>220.39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326">
            <text:p>5326</text:p>
          </table:table-cell>
          <table:table-cell office:value-type="string">
            <text:p>Descuencto TMK Coordinado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674">
            <text:p>3674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279">
            <text:p>3279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1389">
            <text:p>1389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803">
            <text:p>380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93">
            <text:p>49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2043">
            <text:p>204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560">
            <text:p>3560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259">
            <text:p>4259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368">
            <text:p>5368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250">
            <text:p>4250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1374">
            <text:p>1374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364">
            <text:p>3364</text:p>
          </table:table-cell>
          <table:table-cell office:value-type="string">
            <text:p>Charge Back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2342">
            <text:p>2342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1813">
            <text:p>181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2101">
            <text:p>210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2702">
            <text:p>2702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91">
            <text:p>49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1393">
            <text:p>1393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223">
            <text:p>422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19">
            <text:p>519</text:p>
          </table:table-cell>
          <table:table-cell office:value-type="string">
            <text:p>Charge Back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459">
            <text:p>4459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076">
            <text:p>407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2002">
            <text:p>2002</text:p>
          </table:table-cell>
          <table:table-cell office:value-type="string">
            <text:p>Charge Back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1556">
            <text:p>155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83">
            <text:p>58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2766">
            <text:p>276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607">
            <text:p>3607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468">
            <text:p>4468</text:p>
          </table:table-cell>
          <table:table-cell office:value-type="string">
            <text:p>Charge Back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760">
            <text:p>3760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699">
            <text:p>3699</text:p>
          </table:table-cell>
          <table:table-cell office:value-type="string">
            <text:p>Charge Back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921">
            <text:p>92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99">
            <text:p>599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333">
            <text:p>3333</text:p>
          </table:table-cell>
          <table:table-cell office:value-type="string">
            <text:p>Charge Back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131">
            <text:p>513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621">
            <text:p>362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93">
            <text:p>49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165">
            <text:p>5165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931">
            <text:p>393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765">
            <text:p>4765</text:p>
          </table:table-cell>
          <table:table-cell office:value-type="string">
            <text:p>Charge Back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66">
            <text:p>56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114">
            <text:p>5114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56">
            <text:p>45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980">
            <text:p>4980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801">
            <text:p>380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772">
            <text:p>3772</text:p>
          </table:table-cell>
          <table:table-cell office:value-type="string">
            <text:p>Charge Back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034">
            <text:p>5034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243">
            <text:p>5243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3295">
            <text:p>3295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344">
            <text:p>4344</text:p>
          </table:table-cell>
          <table:table-cell office:value-type="string">
            <text:p>Charge Back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952">
            <text:p>4952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4661">
            <text:p>4661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GO</text:p>
          </table:table-cell>
          <table:table-cell office:value-type="string">
            <text:p>GERENTE</text:p>
          </table:table-cell>
          <table:table-cell office:value-type="float" office:value="5326">
            <text:p>5326</text:p>
          </table:table-cell>
          <table:table-cell office:value-type="string">
            <text:p>Charge Ba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AGO</text:p>
          </table:table-cell>
          <table:table-cell office:value-type="string">
            <text:p>EJECUTIVO</text:p>
          </table:table-cell>
          <table:table-cell office:value-type="float" office:value="5163">
            <text:p>5163</text:p>
          </table:table-cell>
          <table:table-cell office:value-type="string">
            <text:p>Aparece CIS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PAGO</text:p>
          </table:table-cell>
          <table:table-cell office:value-type="string">
            <text:p>EJECUTIVO</text:p>
          </table:table-cell>
          <table:table-cell office:value-type="float" office:value="5318">
            <text:p>5318</text:p>
          </table:table-cell>
          <table:table-cell office:value-type="string">
            <text:p>Aparece CIS</text:p>
          </table:table-cell>
          <table:table-cell office:value-type="float" office:value="610">
            <text:p>610</text:p>
          </table:table-cell>
        </table:table-row>
        <table:table-row table:style-name="ro1">
          <table:table-cell office:value-type="string">
            <text:p>PAGO</text:p>
          </table:table-cell>
          <table:table-cell office:value-type="string">
            <text:p>EJECUTIVO</text:p>
          </table:table-cell>
          <table:table-cell office:value-type="float" office:value="5332">
            <text:p>5332</text:p>
          </table:table-cell>
          <table:table-cell office:value-type="string">
            <text:p>Aparece CIS</text:p>
          </table:table-cell>
          <table:table-cell office:value-type="float" office:value="727">
            <text:p>727</text:p>
          </table:table-cell>
        </table:table-row>
        <table:table-row table:style-name="ro1">
          <table:table-cell office:value-type="string">
            <text:p>PAGO</text:p>
          </table:table-cell>
          <table:table-cell office:value-type="string">
            <text:p>EJECUTIVO</text:p>
          </table:table-cell>
          <table:table-cell office:value-type="float" office:value="5308">
            <text:p>5308</text:p>
          </table:table-cell>
          <table:table-cell office:value-type="string">
            <text:p>Aparece CIS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PAGO</text:p>
          </table:table-cell>
          <table:table-cell office:value-type="string">
            <text:p>EJECUTIVO</text:p>
          </table:table-cell>
          <table:table-cell office:value-type="float" office:value="4976">
            <text:p>4976</text:p>
          </table:table-cell>
          <table:table-cell office:value-type="string">
            <text:p>Aparece CIS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string">
            <text:p>PAGO</text:p>
          </table:table-cell>
          <table:table-cell office:value-type="string">
            <text:p>EJECUTIVO</text:p>
          </table:table-cell>
          <table:table-cell office:value-type="float" office:value="2664">
            <text:p>2664</text:p>
          </table:table-cell>
          <table:table-cell office:value-type="string">
            <text:p>Aparece CIS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PAGO</text:p>
          </table:table-cell>
          <table:table-cell office:value-type="string">
            <text:p>EJECUTIVO</text:p>
          </table:table-cell>
          <table:table-cell office:value-type="float" office:value="5226">
            <text:p>5226</text:p>
          </table:table-cell>
          <table:table-cell office:value-type="string">
            <text:p>Aparece CIS</text:p>
          </table:table-cell>
          <table:table-cell office:value-type="float" office:value="727">
            <text:p>727</text:p>
          </table:table-cell>
        </table:table-row>
        <table:table-row table:style-name="ro1">
          <table:table-cell office:value-type="string">
            <text:p>PAGO</text:p>
          </table:table-cell>
          <table:table-cell office:value-type="string">
            <text:p>EJECUTIVO</text:p>
          </table:table-cell>
          <table:table-cell office:value-type="float" office:value="5110">
            <text:p>5110</text:p>
          </table:table-cell>
          <table:table-cell office:value-type="string">
            <text:p>Aparece CIS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PAGO</text:p>
          </table:table-cell>
          <table:table-cell office:value-type="string">
            <text:p>EJECUTIVO</text:p>
          </table:table-cell>
          <table:table-cell office:value-type="float" office:value="4770">
            <text:p>4770</text:p>
          </table:table-cell>
          <table:table-cell office:value-type="string">
            <text:p>Aparece CIS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PAGO</text:p>
          </table:table-cell>
          <table:table-cell office:value-type="string">
            <text:p>EJECUTIVO</text:p>
          </table:table-cell>
          <table:table-cell office:value-type="float" office:value="5165">
            <text:p>5165</text:p>
          </table:table-cell>
          <table:table-cell office:value-type="string">
            <text:p>Aparece CIS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PAGO</text:p>
          </table:table-cell>
          <table:table-cell office:value-type="string">
            <text:p>EJECUTIVO</text:p>
          </table:table-cell>
          <table:table-cell office:value-type="float" office:value="5211">
            <text:p>5211</text:p>
          </table:table-cell>
          <table:table-cell office:value-type="string">
            <text:p>Aparece CIS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string">
            <text:p>PAGO</text:p>
          </table:table-cell>
          <table:table-cell office:value-type="string">
            <text:p>GERENTE</text:p>
          </table:table-cell>
          <table:table-cell office:value-type="float" office:value="3560">
            <text:p>3560</text:p>
          </table:table-cell>
          <table:table-cell office:value-type="string">
            <text:p>Aparece CIS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PAGO</text:p>
          </table:table-cell>
          <table:table-cell office:value-type="string">
            <text:p>GERENTE</text:p>
          </table:table-cell>
          <table:table-cell office:value-type="float" office:value="1393">
            <text:p>1393</text:p>
          </table:table-cell>
          <table:table-cell office:value-type="string">
            <text:p>Aparece CIS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PAGO</text:p>
          </table:table-cell>
          <table:table-cell office:value-type="string">
            <text:p>GERENTE</text:p>
          </table:table-cell>
          <table:table-cell office:value-type="float" office:value="2002">
            <text:p>2002</text:p>
          </table:table-cell>
          <table:table-cell office:value-type="string">
            <text:p>Aparece CIS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PAGO</text:p>
          </table:table-cell>
          <table:table-cell office:value-type="string">
            <text:p>GERENTE</text:p>
          </table:table-cell>
          <table:table-cell office:value-type="float" office:value="1556">
            <text:p>1556</text:p>
          </table:table-cell>
          <table:table-cell office:value-type="string">
            <text:p>Aparece CIS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PAGO</text:p>
          </table:table-cell>
          <table:table-cell office:value-type="string">
            <text:p>GERENTE</text:p>
          </table:table-cell>
          <table:table-cell office:value-type="float" office:value="583">
            <text:p>583</text:p>
          </table:table-cell>
          <table:table-cell office:value-type="string">
            <text:p>Aparece CIS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PAGO</text:p>
          </table:table-cell>
          <table:table-cell office:value-type="string">
            <text:p>GERENTE</text:p>
          </table:table-cell>
          <table:table-cell office:value-type="float" office:value="2766">
            <text:p>2766</text:p>
          </table:table-cell>
          <table:table-cell office:value-type="string">
            <text:p>Aparece CIS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PAGO</text:p>
          </table:table-cell>
          <table:table-cell office:value-type="string">
            <text:p>GERENTE</text:p>
          </table:table-cell>
          <table:table-cell office:value-type="float" office:value="921">
            <text:p>921</text:p>
          </table:table-cell>
          <table:table-cell office:value-type="string">
            <text:p>Aparece CI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AGO</text:p>
          </table:table-cell>
          <table:table-cell office:value-type="string">
            <text:p>GERENTE</text:p>
          </table:table-cell>
          <table:table-cell office:value-type="float" office:value="493">
            <text:p>493</text:p>
          </table:table-cell>
          <table:table-cell office:value-type="string">
            <text:p>Aparece CIS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PAGO</text:p>
          </table:table-cell>
          <table:table-cell office:value-type="string">
            <text:p>GERENTE</text:p>
          </table:table-cell>
          <table:table-cell office:value-type="float" office:value="5165">
            <text:p>5165</text:p>
          </table:table-cell>
          <table:table-cell office:value-type="string">
            <text:p>Aparece CI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AGO</text:p>
          </table:table-cell>
          <table:table-cell office:value-type="string">
            <text:p>GERENTE</text:p>
          </table:table-cell>
          <table:table-cell office:value-type="float" office:value="5326">
            <text:p>5326</text:p>
          </table:table-cell>
          <table:table-cell office:value-type="string">
            <text:p>Aparece CIS</text:p>
          </table:table-cell>
          <table:table-cell office:value-type="float" office:value="30">
            <text:p>30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2">02/02/2022</text:date>, <text:time>11:12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Espino</meta:initial-creator>
    <meta:creation-date>2022-02-02T11:12:16</meta:creation-date>
    <dc:date>2022-02-02T11:12:40</dc:date>
    <dc:creator>Victor Espino</dc:creator>
    <meta:editing-duration>PT24S</meta:editing-duration>
    <meta:editing-cycles>1</meta:editing-cycles>
    <meta:document-statistic meta:table-count="3" meta:cell-count="3060" meta:object-count="0"/>
    <meta:generator>OpenOffice/4.1.11$Unix OpenOffice.org_project/4111m1$Build-9808</meta:generator>
  </office:meta>
</office:document-meta>
</file>